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 Part Motor Wrecker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A1 Malaga Auto Dismantlers</text:p>
          </table:table-cell>
          <table:table-cell table:number-columns-repeated="2"/>
          <table:table-cell office:value-type="string" calcext:value-type="string">
            <text:p>Didn’t pick up</text:p>
          </table:table-cell>
        </table:table-row>
        <table:table-row table:style-name="ro1">
          <table:table-cell/>
          <table:table-cell office:value-type="string" calcext:value-type="string">
            <text:p>AAAAB Japanese Spare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Albany Wrec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iles (000)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ebay.com/itm/143559653065?fits=Model%3ALeaf%7CMake%3ANissan&amp;_trkparms=ispr%3D1&amp;hash=item216cd276c9:g:T6oAAOSwVrZec72F&amp;amdata=enc%3AAQAFAAACgBaobrjLl8XobRIiIML1V4Imu%252Fn%252BzU5L90Z278x5ickk7d4nremBkvNKtcC0ZwqXDDEgDq41zWKNS5HGUj6qVivazZyAaGczuS%252BLOXYbaDegnJFCoAqCTAhNJL%252FhLHG1GXlxXo0q1besz%252B2y1GyHVojQ7vOBaEFs%252BWbMfLNgxbvcFmQz7IuRqUd45Ujb2NZFuqcKzQzs60FXp7Ss2LS6ZsbvvXdEpdYYxp3shRO0GGg6OKGJrG3FnpJPhOgq8s47tFHy96TUQ5olLPFWxhtZ2u1Tfa2aWHeGGoL8LgxhYwqAOba9Gt18pcSIPO6yd3e5tcB%252BbCYQolNTuOcs7rPutDdE20qkG7w71QhHawgvLQVmbgLV%252BXcIwEFV2xmvqK8FBG9wl1NlIlc1H6Gy89%252BKhXYkGuKosIge%252FlEMar2tOV07EzIs%252Fi%252BE%252BWb8786p0s%252BHKJyZEdHfjo%252FED5g2gBVTOFy5RkK%252BAECyc3HHjIBrny7bWrIfGoenT9%252BElF3i01fmEbHMtHQBzD%252FXC3%252FdiR9SnJr1pbhUHzdbC%252FQjJAbzVxEuHo4fAANNIuP9Mx3L4gTWQvxwVzPjoXtSaXIiXtKXE5xTiuVvBMCQILeWpac817t5YjSoiN6myojBsNjvDbYEfz5uJLqqBE9n7kl4KtAli9K9pWorfdT4p%252BvH6JenAAxjNGsU9ght8rQnMbKKNMAXsKSi%252BnI0RVoAuAs%252Bf4P6FwoSiTp0pnKHvjp691rrSn0NMWQjuNy4U5zPV5gCyS4kjlpjCGJB0b8J2L1oFDXY9sWBpFt4QCkguR8F8tRHviY3UDCjdZQ8zMtaJV1lmtJIPnWbZ63CWWd2CuxFJjNIqRs%253D%7Ccksum%3A14355965306512d179ef951e4ddfbacaa60f5646d229%7Campid%3APL_CLK%7Cclp%3A2334524#shpCntId</text:p>
          </table:table-cell>
          <table:table-cell office:value-type="string" calcext:value-type="string">
            <text:p>Fast charg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ebay.com/itm/402800270194?fits=Model%3ALeaf%7CMake%3ANissan&amp;hash=item5dc8c45b72:g:CsIAAOSwthJgfaXp&amp;autorefresh=true</text:p>
          </table:table-cell>
          <table:table-cell office:value-type="string" calcext:value-type="string">
            <text:p>Bare motor/inverter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6" calcext:value-type="float">
            <text:p>20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ebay.com/itm/193971824047?fits=Model%3ALeaf%7CMake%3ANissan&amp;_trkparms=ispr%3D1&amp;hash=item2d299f25af:g:~IwAAOSwtsRgU3Gt&amp;amdata=enc%3AAQAFAAACgBaobrjLl8XobRIiIML1V4Imu%252Fn%252BzU5L90Z278x5ickkfKe2vUidqHRg3XM2X2xOVG7cOlJ%252FJLyY3NIPsbrLt%252B0b1981NCqA40N3zL%252FHuRcYT2lTUG7ABflV3gye%252FQMu7x1OsxT0ZTeQ6vjQOPRe9wxsr5dqDlKlj8cvs0Atdq5yR75U4Mltir1oxXZmG1EMVl8SMOeDmyi8inYKCj%252FmFO%252FV%252BgGMC8uAzMzFeIhitxymG55BXRLyfoHCw8lLaprj73hsRTFjzkyd%252BQ5ugXuclWtn7mIX3NPViAIujszoZSQQqxLZEjNQVEaQDpd1NzqSIWNLdstlVgXo7YLxlsq0kuVx5c0ecAV%252BTcoGFsSRvZ8syXE5tVqj9zRkb1fVngoS38wgiowaHvDdoT0BJea8VK65lf7yB8W1Wk2uxiycfcWF%252Fz7bxugiwLxnstv6d%252BO2wP1y3WNn7J%252BPsS6XJ3IAVnzY5R3G9woDJuVKLjHr8ykImHEXVzzqUqWVIDCd%252FdpYAWzQV08CPrzHjVo0N%252FUORzgzWLyTkmidAl53vu%252BP9rcMY8wZg%252B8djHD52LlSiGLsgjc7QQ4yWRRzogooSoEjqEXcumidfHskqrM3RdnMGOSDPCLIYRsVtwtnB%252F1oIccqN6N6eXoZnROqkoGQbiGjxltg590LctLiSgRZHTPRzx3qo%252BrqRdghCVMkf7bS0vAWQ6SBwVKrX5ey7KDR%252BjGnGqlmHjJrDcSnl%252BAETihbpiKf03HF8o9pKRnTnQB2Zb3y%252BrlVJNlvWjZ77K3g5P6RVxjjNsER%252FdEKxyq9r6CKRrANOgXuYmICuysQyrFIdQMbggGFEl2OYI9FaottDm7Pi3s%253D%7Ccksum%3A19397182404712d179ef951e4ddfbacaa60f5646d229%7Campid%3APL_CLK%7Cclp%3A2334524&amp;autorefresh=true</text:p>
          </table:table-cell>
          <table:table-cell office:value-type="string" calcext:value-type="string">
            <text:p>Pretty bad crash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16" calcext:value-type="float">
            <text:p>20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ttps://www.ebay.com/itm/164643930368?fits=Model%3ALeaf%7CMake%3ANissan&amp;hash=item26558b0100:g:ya0AAOSwO7dezBME&amp;autorefresh=true</text:p>
          </table:table-cell>
          <table:table-cell office:value-type="string" calcext:value-type="string">
            <text:p>Lots of engine number detail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ttps://www.ebay.com/itm/313535002901?fits=Model%3ALeaf%7CMake%3ANissan&amp;hash=item4900247915:g:62gAAOSwBJ1gpUQw</text:p>
          </table:table-cell>
          <table:table-cell office:value-type="string" calcext:value-type="string">
            <text:p>Looks good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3" office:value-type="float" office:value="2017" calcext:value-type="float">
            <text:p>20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ebay.com/itm/164860869328?fits=Model%3ALeaf%7CMake%3ANissan&amp;hash=item2662793ad0:g:Ua0AAOSwkQVgmq50</text:p>
          </table:table-cell>
          <table:table-cell office:value-type="string" calcext:value-type="string">
            <text:p>Newer Leaf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15" calcext:value-type="float">
            <text:p>20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ttps://www.ebay.com/itm/154195113578?fits=Model%3ALeaf%7CMake%3ANissan&amp;hash=item23e6beb66a:g:aLQAAOSwwz1fsJLA</text:p>
          </table:table-cell>
          <table:table-cell office:value-type="string" calcext:value-type="string">
            <text:p>Looks good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ebay.com/itm/164860848718?fits=Model%3ALeaf%7CMake%3ANissan&amp;hash=item266278ea4e:g:iokAAOSwFG9gmqvJ</text:p>
          </table:table-cell>
          <table:table-cell office:value-type="string" calcext:value-type="string">
            <text:p>Fast charge, looks good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ttps://www.ebay.com/itm/164860848469?fits=Model%3ALeaf%7CMake%3ANissan&amp;hash=item266278e955:g:stsAAOSwaVVgmqvF</text:p>
          </table:table-cell>
          <table:table-cell office:value-type="string" calcext:value-type="string">
            <text:p>Looks good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ebay.com/itm/234016053196?fits=Model%3ALeaf%7CMake%3ANissan&amp;hash=item367c7197cc:g:DnkAAOSw4ntgpWzl</text:p>
          </table:table-cell>
          <table:table-cell office:value-type="string" calcext:value-type="string">
            <text:p>Looks good</text:p>
          </table:table-cell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https://www.ebay.com/itm/284309718261?hash=item42322e04f5:g:S6sAAOSw6cJgr-vz</text:p>
          </table:table-cell>
          <table:table-cell table:style-name="ce1" office:value-type="string" calcext:value-type="string">
            <text:p>Big fan of thi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ebay.com/itm/143559653065?fits=Model%3ALeaf%7CMake%3ANissan&amp;hash=item216cd276c9:g:T6oAAOSwVrZec72F</text:p>
          </table:table-cell>
          <table:table-cell office:value-type="string" calcext:value-type="string">
            <text:p>Appears not to have fast charg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s://autoparts.beforward.jp/detail/Engine---Components/Engines/PA27384738/</text:p>
          </table:table-cell>
          <table:table-cell office:value-type="string" calcext:value-type="string">
            <text:p>Pricey, this is the cheapest. Bunch more at https://autoparts.beforward.jp/search/NISSAN/LEAF__/Engine---Components/Engines/?limit=20&amp;sort=sort_price&amp;direction=as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06:42.339212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6T12:28:55.850636077</meta:creation-date>
    <dc:date>2021-06-13T10:01:18.814507819</dc:date>
    <meta:editing-duration>PT12H11M50S</meta:editing-duration>
    <meta:editing-cycles>5</meta:editing-cycles>
    <meta:generator>LibreOffice/7.0.3.1$Linux_X86_64 LibreOffice_project/d7547858d014d4cf69878db179d326fc3483e082</meta:generator>
    <meta:document-statistic meta:table-count="1" meta:cell-count="79" meta:object-count="0"/>
  </office:meta>
</office:document-meta>
</file>